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200" gnm:background-colour="#fff2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83.64094488188977pt" style:use-optimal-column-width="true"/>
    </style:style>
    <style:style style:name="ACOL-2" style:family="table-column">
      <style:table-column-properties style:column-width="318.8125984251969pt" style:use-optimal-column-width="true"/>
    </style:style>
    <style:style style:name="ACOL-3" style:family="table-column">
      <style:table-column-properties style:column-width="302.8535433070866pt" style:use-optimal-column-width="true"/>
    </style:style>
    <style:style style:name="ACOL-4" style:family="table-column">
      <style:table-column-properties style:column-width="65.05511811023622pt" style:use-optimal-column-width="true"/>
    </style:style>
    <style:style style:name="ACOL-5" style:family="table-column">
      <style:table-column-properties style:column-width="193.20944881889764pt" style:use-optimal-column-width="true"/>
    </style:style>
    <style:style style:name="ACOL-6" style:family="table-column">
      <style:table-column-properties style:column-width="1307.140157480315pt" style:use-optimal-column-width="true"/>
    </style:style>
    <style:style style:name="ACOL-7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amt.2014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122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Prelims</text:p>
          </table:table-cell>
          <table:table-cell table:style-name="Gnumeric-default"/>
          <table:table-cell table:style-name="Gnumeric-default" office:value-type="string">
            <text:p>http://www.mt-archive.info/10/EAMT-2014-prelims.pdf</text:p>
          </table:table-cell>
          <table:table-cell table:number-columns-repeated="125" table:style-name="Gnumeric-default"/>
        </table:table-row>
        <table:table-row table:style-name="AROW-1">
          <table:table-cell table:style-name="ACE-1" office:value-type="string">
            <text:p>Abstract of invited talk, part 2</text:p>
          </table:table-cell>
          <table:table-cell table:style-name="Gnumeric-default" office:value-type="string">
            <text:p>Zetzsche, Jost</text:p>
          </table:table-cell>
          <table:table-cell table:style-name="Gnumeric-default" office:value-type="string">
            <text:p>http://www.mt-archive.info/10/EAMT-2014-Zetzsche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Incorporating paraphrasing in translation memory matching and retrieval</text:p>
          </table:table-cell>
          <table:table-cell table:style-name="Gnumeric-default" office:value-type="string">
            <text:p>Gupta, Rohit and Orǎsan, Constantin</text:p>
          </table:table-cell>
          <table:table-cell table:style-name="Gnumeric-default" office:value-type="string">
            <text:p>http://www.mt-archive.info/10/EAMT-2014-Gupta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Combining bilingual terminology mining and morphological modeling for domain adaptation in SMT</text:p>
          </table:table-cell>
          <table:table-cell table:style-name="Gnumeric-default" office:value-type="string">
            <text:p>Weller, Marion and Fraser, Alexander and Heid, Ulrich</text:p>
          </table:table-cell>
          <table:table-cell table:style-name="Gnumeric-default" office:value-type="string">
            <text:p>http://www.mt-archive.info/10/EAMT-2014-Weller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n efficient method to assist non-expert users in extending dictionaries by assigning stems and inflectional paradigms to unknknown words</text:p>
          </table:table-cell>
          <table:table-cell table:style-name="ACE-1" office:value-type="string">
            <text:p>Esplà-Gomis, Miquel and Sánchez-Cartegna, Víctor M. and Sánchez-Martínez, Felipe and Carrasco, Rafael C. and Forcada, Mikel L. and Pérez-Ortiz, Juan Antonio</text:p>
          </table:table-cell>
          <table:table-cell table:style-name="Gnumeric-default" office:value-type="string">
            <text:p>http://www.mt-archive.info/10/EAMT-2014-Espla-Gomis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Efficient wordgraph for interactive translation prediction</text:p>
          </table:table-cell>
          <table:table-cell table:style-name="Gnumeric-default" office:value-type="string">
            <text:p>Sanchis-Trilles, Germán and Ortiz-Martínez, Daniel and Casacuberta, Francisco</text:p>
          </table:table-cell>
          <table:table-cell table:style-name="Gnumeric-default" office:value-type="string">
            <text:p>http://www.mt-archive.info/10/EAMT-2014-Sanchis-Trilles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Translation model based weighting for phrase extraction</text:p>
          </table:table-cell>
          <table:table-cell table:style-name="Gnumeric-default" office:value-type="string">
            <text:p>Mansour, Saab and Ney, Herman</text:p>
          </table:table-cell>
          <table:table-cell table:style-name="Gnumeric-default" office:value-type="string">
            <text:p>http://www.mt-archive.info/10/EAMT-2014-Mansour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Data selection for discriminative training in statistical machine translation</text:p>
          </table:table-cell>
          <table:table-cell table:style-name="Gnumeric-default" office:value-type="string">
            <text:p>Song, Xingyi and Specia, Lucia and Cohn, Trevor</text:p>
          </table:table-cell>
          <table:table-cell table:style-name="Gnumeric-default" office:value-type="string">
            <text:p>http://www.mt-archive.info/10/EAMT-2014-Song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TRANSLAIDE. The translaide.pl system: an effective real world installation of translation memory searching and EBMT</text:p>
          </table:table-cell>
          <table:table-cell table:style-name="Gnumeric-default" office:value-type="string">
            <text:p>Jaworski, Rafał and Ziemlińska, Renata</text:p>
          </table:table-cell>
          <table:table-cell table:style-name="Gnumeric-default" office:value-type="string">
            <text:p>http://www.mt-archive.info/10/EAMT-2014-TRANSLAIDE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EU-Bridge – Bridges across the language divide</text:p>
          </table:table-cell>
          <table:table-cell table:style-name="Gnumeric-default"/>
          <table:table-cell table:style-name="Gnumeric-default" office:value-type="string">
            <text:p>http://www.mt-archive.info/10/EAMT-2014-EU-BRIDGE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ateCat</text:p>
          </table:table-cell>
          <table:table-cell table:style-name="Gnumeric-default" office:value-type="string">
            <text:p>Federico, Marcello</text:p>
          </table:table-cell>
          <table:table-cell table:style-name="Gnumeric-default" office:value-type="string">
            <text:p>http://www.mt-archive.info/10/EAMT-2014-matecat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ACE-2" office:value-type="string">
            <text:p>PEDAL: Post-editing with dynamic active learning</text:p>
          </table:table-cell>
          <table:table-cell table:style-name="Gnumeric-default"/>
          <table:table-cell table:style-name="Gnumeric-default" office:value-type="string">
            <text:p>http://www.mt-archive.info/10/EAMT-2014-PEDAL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CASMACAT: cognitive analysis and statistical methods for advanced computer aided translation</text:p>
          </table:table-cell>
          <table:table-cell table:style-name="Gnumeric-default" office:value-type="string">
            <text:p>Koehn, Philipp and Carl, Michael and Casacuberta, Francisco and Marcos, Eva</text:p>
          </table:table-cell>
          <table:table-cell table:style-name="Gnumeric-default" office:value-type="string">
            <text:p>http://www.mt-archive.info/10/EAMT-2014-Casmacat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CCEPT: Automated Community Content Editing PorTal</text:p>
          </table:table-cell>
          <table:table-cell table:style-name="Gnumeric-default"/>
          <table:table-cell table:style-name="Gnumeric-default" office:value-type="string">
            <text:p>http://www.mt-archive.info/10/EAMT-2014-ACCEPT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Source content analysis and training data selection impact on an MT-driven program design</text:p>
          </table:table-cell>
          <table:table-cell table:style-name="Gnumeric-default" office:value-type="string">
            <text:p>Beregovaya, Olga and Landan, David</text:p>
          </table:table-cell>
          <table:table-cell table:style-name="Gnumeric-default" office:value-type="string">
            <text:p>http://www.mt-archive.info/10/EAMT-2014-Bergovaya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TaaS Terminology as a Service</text:p>
          </table:table-cell>
          <table:table-cell table:style-name="Gnumeric-default"/>
          <table:table-cell table:style-name="Gnumeric-default" office:value-type="string">
            <text:p>http://www.mt-archive.info/10/EAMT-2014-TaaS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lignment symmetrisation optimization targeting phrase pivot statistical machine translation</text:p>
          </table:table-cell>
          <table:table-cell table:style-name="Gnumeric-default" office:value-type="string">
            <text:p>Kholy, Ahmed El and Habash, Nizar</text:p>
          </table:table-cell>
          <table:table-cell table:style-name="Gnumeric-default" office:value-type="string">
            <text:p>http://www.mt-archive.info/10/EAMT-2014-ElKholy.pdf</text:p>
          </table:table-cell>
          <table:table-cell table:style-name="Gnumeric-default"/>
          <table:table-cell table:style-name="Gnumeric-default" office:value-type="string">
            <text:p>Research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Improving machine translation via triangulation and transliteration</text:p>
          </table:table-cell>
          <table:table-cell table:style-name="Gnumeric-default" office:value-type="string">
            <text:p>Durrani, Nadir and Koehn, Philipp</text:p>
          </table:table-cell>
          <table:table-cell table:style-name="Gnumeric-default" office:value-type="string">
            <text:p>http://www.mt-archive.info/10/EAMT-2014-Durrani.pdf</text:p>
          </table:table-cell>
          <table:table-cell table:style-name="Gnumeric-default"/>
          <table:table-cell table:style-name="Gnumeric-default" office:value-type="string">
            <text:p>Research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SEECAT: ASR &amp; Eye-tracking enabled computer-assisted translation</text:p>
          </table:table-cell>
          <table:table-cell table:style-name="Gnumeric-default" office:value-type="string">
            <text:p>García-Martínez, Mercedes and Singla, Karan and Tammewar, Aniruddha and Mesa-Lao, Bartolomé and Thakur, Ankita and M.A., Anusuya and Bangalore, Srinivas and Carl, Michael</text:p>
          </table:table-cell>
          <table:table-cell table:style-name="Gnumeric-default" office:value-type="string">
            <text:p>http://www.mt-archive.info/10/EAMT-2014-Garcia-Martinez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oses SMT as an aid to translators in the production process</text:p>
          </table:table-cell>
          <table:table-cell table:style-name="Gnumeric-default" office:value-type="string">
            <text:p>Schaefer, Falko and van de Walle, Joeri and van den Bogaert, Joachim</text:p>
          </table:table-cell>
          <table:table-cell table:style-name="Gnumeric-default" office:value-type="string">
            <text:p>http://www.mt-archive.info/10/EAMT-2014-Schaefer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ssumptions, expectations and outliers in post-editing</text:p>
          </table:table-cell>
          <table:table-cell table:style-name="Gnumeric-default" office:value-type="string">
            <text:p>Casanellas, Laura and Marg, Lena</text:p>
          </table:table-cell>
          <table:table-cell table:style-name="Gnumeric-default" office:value-type="string">
            <text:p>http://www.mt-archive.info/10/EAMT-2014-Casanellas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ACE-2" office:value-type="string">
            <text:p>Document-level translation quality estimation: exploring discourse and pseudo-references</text:p>
          </table:table-cell>
          <table:table-cell table:style-name="Gnumeric-default" office:value-type="string">
            <text:p>Scarton, Carolina and Specia, Lucia</text:p>
          </table:table-cell>
          <table:table-cell table:style-name="Gnumeric-default" office:value-type="string">
            <text:p>http://www.mt-archive.info/10/EAMT-2014-Scarton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Quality estimation for translation selection</text:p>
          </table:table-cell>
          <table:table-cell table:style-name="Gnumeric-default" office:value-type="string">
            <text:p>Shah, Kahif and Specia, Lucia</text:p>
          </table:table-cell>
          <table:table-cell table:style-name="Gnumeric-default" office:value-type="string">
            <text:p>http://www.mt-archive.info/10/EAMT-2014-Shah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n efficient two-pass decoder for SMT using word confidence estimation</text:p>
          </table:table-cell>
          <table:table-cell table:style-name="Gnumeric-default" office:value-type="string">
            <text:p>Luong, Ngoc-Quang and Besacier, Laurent and Lecouteux, Benjamin</text:p>
          </table:table-cell>
          <table:table-cell table:style-name="Gnumeric-default" office:value-type="string">
            <text:p>http://www.mt-archive.info/10/EAMT-2014-Luong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HBB4ALL: media accessibility for HBB TV</text:p>
          </table:table-cell>
          <table:table-cell table:style-name="Gnumeric-default"/>
          <table:table-cell table:style-name="Gnumeric-default" office:value-type="string">
            <text:p>http://www.mt-archive.info/10/EAMT-2014-HBB4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LST: linguistic and sensorial accessibility: technologies for voice-over and audio description</text:p>
          </table:table-cell>
          <table:table-cell table:style-name="Gnumeric-default"/>
          <table:table-cell table:style-name="Gnumeric-default" office:value-type="string">
            <text:p>http://www.mt-archive.info/10/EAMT-2014-ALST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QTLeap: quality translation with deep language engineering approaches</text:p>
          </table:table-cell>
          <table:table-cell table:style-name="Gnumeric-default"/>
          <table:table-cell table:style-name="Gnumeric-default" office:value-type="string">
            <text:p>http://www.mt-archive.info/10/EAMT-2014-QTleap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The ASMAT project – Arabic social media analysis tools</text:p>
          </table:table-cell>
          <table:table-cell table:style-name="Gnumeric-default"/>
          <table:table-cell table:style-name="Gnumeric-default" office:value-type="string">
            <text:p>http://www.mt-archive.info/10/EAMT-2014-Sadat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XLike: cross-lingual knowledge extraction</text:p>
          </table:table-cell>
          <table:table-cell table:style-name="Gnumeric-default"/>
          <table:table-cell table:style-name="Gnumeric-default" office:value-type="string">
            <text:p>http://www.mt-archive.info/10/EAMT-2014-XLike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bu-MaTran: automatic building of machine translation</text:p>
          </table:table-cell>
          <table:table-cell table:style-name="Gnumeric-default"/>
          <table:table-cell table:style-name="Gnumeric-default" office:value-type="string">
            <text:p>http://www.mt-archive.info/10/EAMT-2014-AbuMaTran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QTLaunchPad: preparation and launch of a large-scale action for quality translation technology</text:p>
          </table:table-cell>
          <table:table-cell table:style-name="Gnumeric-default"/>
          <table:table-cell table:style-name="Gnumeric-default" office:value-type="string">
            <text:p>http://www.mt-archive.info/10/EAMT-2014-QTLaunchPad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ble-to-Include: Improving accessibility for people with intellectual disabilities</text:p>
          </table:table-cell>
          <table:table-cell table:style-name="Gnumeric-default"/>
          <table:table-cell table:style-name="Gnumeric-default" office:value-type="string">
            <text:p>http://www.mt-archive.info/10/EAMT-2014-Able-to-Include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SCATE: Smart Computer Aided Translation Environment</text:p>
          </table:table-cell>
          <table:table-cell table:style-name="Gnumeric-default"/>
          <table:table-cell table:style-name="Gnumeric-default" office:value-type="string">
            <text:p>http://www.mt-archive.info/10/EAMT-2014-SCATE.pdf</text:p>
          </table:table-cell>
          <table:table-cell table:style-name="Gnumeric-default"/>
          <table:table-cell table:style-name="Gnumeric-default" office:value-type="string">
            <text:p>Product/Project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Kanjingo – a mobile app for post-editing</text:p>
          </table:table-cell>
          <table:table-cell table:style-name="Gnumeric-default" office:value-type="string">
            <text:p>O’Brien, Sharon and Moorkens, Joss and Vreeke, Joris</text:p>
          </table:table-cell>
          <table:table-cell table:style-name="Gnumeric-default" office:value-type="string">
            <text:p>http://www.mt-archive.info/10/EAMT-2014-OBrien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ACE-2" office:value-type="string">
            <text:p>Standard language variety conversion for content localisation via SMT</text:p>
          </table:table-cell>
          <table:table-cell table:style-name="Gnumeric-default" office:value-type="string">
            <text:p>Fancellu, Federico and Way, Andy and O’Brien, Morgan</text:p>
          </table:table-cell>
          <table:table-cell table:style-name="Gnumeric-default" office:value-type="string">
            <text:p>http://www.mt-archive.info/10/EAMT-2014-Fancellu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Collaborative web UI localization, or how to build feature-rich multilingual datasets</text:p>
          </table:table-cell>
          <table:table-cell table:style-name="Gnumeric-default" office:value-type="string">
            <text:p>Alabau, Vicent and A.Leiva, Luis</text:p>
          </table:table-cell>
          <table:table-cell table:style-name="Gnumeric-default" office:value-type="string">
            <text:p>http://www.mt-archive.info/10/EAMT-2014-Alabau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Using the ACCEPT framework to conduct an online community-based translation evaluation study</text:p>
          </table:table-cell>
          <table:table-cell table:style-name="Gnumeric-default" office:value-type="string">
            <text:p>Mitchell, Linda and Roturier, Johann and Silva, David</text:p>
          </table:table-cell>
          <table:table-cell table:style-name="Gnumeric-default" office:value-type="string">
            <text:p>http://www.mt-archive.info/10/EAMT-2014-Mitchell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Handling technical OOVs in SMT</text:p>
          </table:table-cell>
          <table:table-cell table:style-name="Gnumeric-default" office:value-type="string">
            <text:p>Fishel, Mark and Sennrich, Rico</text:p>
          </table:table-cell>
          <table:table-cell table:style-name="Gnumeric-default" office:value-type="string">
            <text:p>http://www.mt-archive.info/10/EAMT-2014-Fishel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Using a new analytic measure for the annotation and analysis of MT errors on real data</text:p>
          </table:table-cell>
          <table:table-cell table:style-name="Gnumeric-default" office:value-type="string">
            <text:p>Lommel, Arle and Burchardt, Aljoscha and Popović, Maja and Harris, Kim and Avramidis, Eleftherios and Uszkoreit, Hans</text:p>
          </table:table-cell>
          <table:table-cell table:style-name="Gnumeric-default" office:value-type="string">
            <text:p>http://www.mt-archive.info/10/EAMT-2014-Lommel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Complexity of spoken versus written language for machine translation</text:p>
          </table:table-cell>
          <table:table-cell table:style-name="Gnumeric-default" office:value-type="string">
            <text:p>Ruiz, Nicholas and Federico, Marcello</text:p>
          </table:table-cell>
          <table:table-cell table:style-name="Gnumeric-default" office:value-type="string">
            <text:p>http://www.mt-archive.info/10/EAMT-2014-Ruiz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Does post-editing increase usability? A study with Brazilian Portuguese as target language</text:p>
          </table:table-cell>
          <table:table-cell table:style-name="Gnumeric-default" office:value-type="string">
            <text:p>Castilho, Sheila and O’Brien, Sharon and Alves, Fabio and O’Brien, Morgan</text:p>
          </table:table-cell>
          <table:table-cell table:style-name="Gnumeric-default" office:value-type="string">
            <text:p>http://www.mt-archive.info/10/EAMT-2014-Castilho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Relations between different types of post-editing operations, cognitive effort and temporal effort</text:p>
          </table:table-cell>
          <table:table-cell table:style-name="Gnumeric-default" office:value-type="string">
            <text:p>Popović, Maja and Lommel, Arle and Burchardt, Aljoscha and Avramidis, Eleftherios and Uszkoreit, Hans</text:p>
          </table:table-cell>
          <table:table-cell table:style-name="Gnumeric-default" office:value-type="string">
            <text:p>http://www.mt-archive.info/10/EAMT-2014-Popovic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pproaching machine translation from translation studies – a perspective on commonalities, potentials, differences</text:p>
          </table:table-cell>
          <table:table-cell table:style-name="Gnumeric-default" office:value-type="string">
            <text:p>Čulo, Oliver</text:p>
          </table:table-cell>
          <table:table-cell table:style-name="Gnumeric-default" office:value-type="string">
            <text:p>http://www.mt-archive.info/10/EAMT-2014-Culo.pdf</text:p>
          </table:table-cell>
          <table:table-cell table:style-name="Gnumeric-default"/>
          <table:table-cell table:style-name="Gnumeric-default" office:value-type="string">
            <text:p>Research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Application of machine translation in localization into low-resourced languages</text:p>
          </table:table-cell>
          <table:table-cell table:style-name="Gnumeric-default" office:value-type="string">
            <text:p>Skadiņš, Raivis and Pinnis, Mārcis and Vasiļjevs, Andrejs and Skadiņa, Inguna and Hudik, Tomas</text:p>
          </table:table-cell>
          <table:table-cell table:style-name="Gnumeric-default" office:value-type="string">
            <text:p>http://www.mt-archive.info/10/EAMT-2014-Skadins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SMT of German patents at WIPO: decompounding and verb structure pre-reordering</text:p>
          </table:table-cell>
          <table:table-cell table:style-name="Gnumeric-default" office:value-type="string">
            <text:p>Junczys-Dowmunt, Marcin and Pouliquen, Bruno</text:p>
          </table:table-cell>
          <table:table-cell table:style-name="Gnumeric-default" office:value-type="string">
            <text:p>http://www.mt-archive.info/10/EAMT-2014-Junczyns-Dowmunt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Extrinsic evaluation of web-crawlers in machine translation: a study on Croatian-English for the tourism domain</text:p>
          </table:table-cell>
          <table:table-cell table:style-name="Gnumeric-default" office:value-type="string">
            <text:p>Toral, Antonio and Rubino, Raphael and Esplà-Gomis, Miquel and Pirinen, Tommi and Way, Andy and Ramírez-Sánchez, Gema</text:p>
          </table:table-cell>
          <table:table-cell table:style-name="Gnumeric-default" office:value-type="string">
            <text:p>http://www.mt-archive.info/10/EAMT-2014-Toral.pdf</text:p>
          </table:table-cell>
          <table:table-cell table:style-name="Gnumeric-default"/>
          <table:table-cell table:style-name="Gnumeric-default" office:value-type="string">
            <text:p>User Papers</text:p>
          </table:table-cell>
          <table:table-cell table:number-columns-repeated="123" table:style-name="Gnumeric-default"/>
        </table:table-row>
        <table:table-row table:style-name="AROW-0" table:number-rows-repeated="81">
          <table:table-cell table:number-columns-repeated="128"/>
        </table:table-row>
        <table:named-expressions>
          <table:named-expression table:name="Print_Area" table:expression="of:=#REF!" table:base-cell-address="$'eamt.2014'.$A$1"/>
          <table:named-expression table:name="Sheet_Title" table:expression="of:=&quot;eamt.2014&quot;" table:base-cell-address="$'eamt.2014'.$A$1"/>
        </table:named-expressions>
        <gnm:selections gnm:cursor-col="2" gnm:cursor-row="26">
          <gnm:selection gnm:start-col="2" gnm:start-row="26" gnm:end-col="2" gnm:end-row="2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eamt.2014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11T15:54:48Z</dc:date>
    <meta:editing-cycles>2</meta:editing-cycles>
    <meta:editing-duration>PT8M</meta:editing-duration>
    <meta:generator>gnumeric/1.12.35</meta:generator>
  </office:meta>
</office:document-meta>
</file>